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fc0" officeooo:paragraph-rsid="001d0fc0"/>
    </style:style>
    <style:style style:name="P2" style:family="paragraph" style:parent-style-name="Standard">
      <style:text-properties officeooo:rsid="001d0fc0" officeooo:paragraph-rsid="001d0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-proj-4-63EekGPgTM0LacI2ciLsfFiK_WVTZM12DJkZHixAki6YL9_0ngnOFYimXw0s1e4KMxd_1mznT3BlbkFJ8kd1LXD5H0vXduTyZaBWkdo1FOfovg0hxeBJPQhcY7ZNzBNuXKx-CuaxtQCO0q31aLpyXI9rcA</text:p>
      <text:p text:style-name="Standard"/>
      <text:p text:style-name="Standard"/>
      <text:p text:style-name="Standard"/>
      <text:p text:style-name="P1"/>
      <text:p text:style-name="P1">사용자 음성 입력 (예: "카드 결제할게")</text:p>
      <text:p text:style-name="P1"><text:s text:c="12"/>│</text:p>
      <text:p text:style-name="P1"><text:s text:c="12"/>▼</text:p>
      <text:p text:style-name="P1">┌────────────────────────────┐</text:p>
      <text:p text:style-name="P1">│ <text:s text:c="5"/>ToolPublisherNode <text:s text:c="4"/>│</text:p>
      <text:p text:style-name="P1">│ - STT.speech2text() <text:s text:c="7"/>│</text:p>
      <text:p text:style-name="P1">│ - LangChain 추론 (GPT-4o) │</text:p>
      <text:p text:style-name="P1">│ <text:s text:c="2"/>→ [ / 카드 / ] <text:s text:c="11"/>│</text:p>
      <text:p text:style-name="P1">│ - 퍼블리시: <text:s text:c="15"/>│</text:p>
      <text:p text:style-name="P1">│ <text:s text:c="2"/>├ /target/CreditCard <text:s text:c="4"/>│</text:p>
      <text:p text:style-name="P1">│ <text:s text:c="2"/>└ /detected_tool <text:s text:c="8"/>│◄──── "creditcard"</text:p>
      <text:p text:style-name="P1">└────────────────────────────┘</text:p>
      <text:p text:style-name="P1"><text:s text:c="12"/>│</text:p>
      <text:p text:style-name="P1"><text:s text:c="12"/>▼</text:p>
      <text:p text:style-name="P1">┌────────────────────────────┐</text:p>
      <text:p text:style-name="P1">│ <text:s text:c="6"/>YoloPublisher <text:s text:c="7"/>│</text:p>
      <text:p text:style-name="P1">│ - YOLO 모델로 프레임 추론 <text:s text:c="2"/>│</text:p>
      <text:p text:style-name="P1">│ - /detected_tool 구독 <text:s text:c="6"/>│</text:p>
      <text:p text:style-name="P1">│ - 매칭되는 클래스만 퍼블리시 │</text:p>
      <text:p text:style-name="P1">│ <text:s text:c="2"/>└ /yolo_result <text:s text:c="10"/>│◄──── "creditcard 0.91 x1 y1 x2 y2"</text:p>
      <text:p text:style-name="P1">└────────────────────────────┘</text:p>
      <text:p text:style-name="P1"><text:s text:c="12"/>│</text:p>
      <text:p text:style-name="P1"><text:s text:c="12"/>▼</text:p>
      <text:p text:style-name="P1"><text:s text:c="4"/>↓ 이후 로봇 제어 노드에서</text:p>
      <text:p text:style-name="P1"><text:s text:c="4"/>/yolo_result 구독하여 사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0:02:29.785246947</meta:creation-date>
    <meta:editing-duration>PT5H14M2S</meta:editing-duration>
    <meta:editing-cycles>3</meta:editing-cycles>
    <meta:generator>LibreOffice/7.3.7.2$Linux_X86_64 LibreOffice_project/30$Build-2</meta:generator>
    <dc:date>2025-07-02T18:42:02.868680240</dc:date>
    <meta:document-statistic meta:table-count="0" meta:image-count="0" meta:object-count="0" meta:page-count="1" meta:paragraph-count="26" meta:word-count="133" meta:character-count="816" meta:non-whitespace-character-count="579"/>
  </office:meta>
</office:document-meta>
</file>